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>
  <manifest:file-entry manifest:full-path="/" manifest:media-type="application/vnd.oasis.opendocument.presentatio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font-face-decls>
    <style:font-face style:name="Liberation Sans" svg:font-family="Liberation Sans"/>
    <style:font-face style:name="Liberation Mono" svg:font-family="Liberation Mono"/>
  </office:font-face-decls>
  <office:automatic-styles>
    <style:style style:name="SlideBackground" style:family="drawing-page" style:display-name="SlideBackground">
      <style:drawing-page-properties draw:fill="solid" draw:fill-color="#1a1a1a" draw:background-size="border"/>
    </style:style>
    <style:style style:name="RedBar" style:family="graphic" style:display-name="RedBar">
      <style:graphic-properties draw:stroke="none" draw:fill="solid" draw:fill-color="#ee0000"/>
    </style:style>
    <style:style style:name="TransBox" style:family="graphic" style:display-name="TransBox">
      <style:graphic-properties draw:stroke="none" draw:fill="none"/>
    </style:style>
    <style:style style:name="CodeBox" style:family="graphic" style:display-name="CodeBox">
      <style:graphic-properties draw:stroke="none" draw:fill="solid" draw:fill-color="#2d2d2d"/>
    </style:style>
    <style:style style:name="PTitleMain" style:family="paragraph" style:display-name="PTitleMain">
      <style:paragraph-properties fo:text-align="left" fo:margin-top="0cm"/>
      <style:text-properties fo:color="#ee0000" fo:font-size="48pt" style:font-name="Liberation Sans" fo:font-weight="bold"/>
    </style:style>
    <style:style style:name="PTrack" style:family="paragraph" style:display-name="PTrack">
      <style:paragraph-properties fo:text-align="left" fo:margin-top="0cm"/>
      <style:text-properties fo:color="#888888" fo:font-size="16pt" style:font-name="Liberation Sans"/>
    </style:style>
    <style:style style:name="PSectionH2" style:family="paragraph" style:display-name="PSectionH2">
      <style:paragraph-properties fo:text-align="left" fo:margin-top="0cm"/>
      <style:text-properties fo:color="#ee0000" fo:font-size="32pt" style:font-name="Liberation Sans" fo:font-weight="bold"/>
    </style:style>
    <style:style style:name="PBody" style:family="paragraph" style:display-name="PBody">
      <style:paragraph-properties fo:text-align="left" fo:margin-top="0.12cm"/>
      <style:text-properties fo:color="#f0f0f0" fo:font-size="18pt" style:font-name="Liberation Sans"/>
    </style:style>
    <style:style style:name="PBullet" style:family="paragraph" style:display-name="PBullet">
      <style:paragraph-properties fo:text-align="left" fo:margin-top="0.18cm"/>
      <style:text-properties fo:color="#f0f0f0" fo:font-size="17pt" style:font-name="Liberation Sans"/>
    </style:style>
    <style:style style:name="PCode" style:family="paragraph" style:display-name="PCode">
      <style:paragraph-properties fo:text-align="left" fo:margin-top="0cm"/>
      <style:text-properties fo:color="#f8f8f2" fo:font-size="11pt" style:font-name="Liberation Mono"/>
    </style:style>
    <style:style style:name="PFooter" style:family="paragraph" style:display-name="PFooter">
      <style:paragraph-properties fo:text-align="left" fo:margin-top="0cm"/>
      <style:text-properties fo:color="#888888" fo:font-size="12pt" style:font-name="Liberation Sans"/>
    </style:style>
  </office:automatic-styles>
  <office:body>
    <office:presentation>
      <draw:page draw:master-page-name="RHEL" draw:style-name="SlideBackground">
        <draw:frame draw:style-name="RedBar" svg:width="33.8700cm" svg:height="0.7000cm" svg:x="0cm" svg:y="0cm">
          <draw:text-box/>
        </draw:frame>
        <draw:frame draw:style-name="RedBar" svg:width="33.8700cm" svg:height="0.1200cm" svg:x="0cm" svg:y="18.9300cm">
          <draw:text-box/>
        </draw:frame>
        <draw:frame draw:style-name="TransBox" svg:width="31.8700cm" svg:height="0.9000cm" svg:x="1.0000cm" svg:y="1.1000cm">
          <draw:text-box>
            <text:p text:style-name="PTrack">TRACK 5 — RHCA ADVANCED INFRASTRUCTURE / SELINUX</text:p>
          </draw:text-box>
        </draw:frame>
        <draw:frame draw:style-name="TransBox" svg:width="31.8700cm" svg:height="5.5000cm" svg:x="1.0000cm" svg:y="2.3000cm">
          <draw:text-box>
            <text:p text:style-name="PTitleMain">Audit Workflow — ausearch, sealert, audit2why</text:p>
          </draw:text-box>
        </draw:frame>
        <draw:frame draw:style-name="TransBox" svg:width="31.8700cm" svg:height="3.5000cm" svg:x="1.0000cm" svg:y="8.8000cm">
          <draw:text-box>
            <text:p text:style-name="PBody">The audit subsystem logs all SELinux denials and security-relevant events. A systematic audit workflow lets you diagnose and fix issues quickly and correctly. The audit subsystem</text:p>
          </draw:text-box>
        </draw:frame>
        <draw:frame draw:style-name="TransBox" svg:width="31.8700cm" svg:height="1.0000cm" svg:x="1.0000cm" svg:y="17.8000cm">
          <draw:text-box>
            <text:p text:style-name="PFooter">05-rhca/selinux/03-audit-workflow.md</text:p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Objectives — What You Will Learn</text:p>
          </draw:text-box>
        </draw:frame>
        <draw:frame draw:style-name="TransBox" svg:width="31.8700cm" svg:height="13.5500cm" svg:x="1.0000cm" svg:y="4.0000cm">
          <draw:text-box>
            <text:p text:style-name="PBullet">▶  The audit subsystem</text:p>
            <text:p text:style-name="PBullet">▶  ausearch — targeted queries</text:p>
            <text:p text:style-name="PBullet">▶  Read an AVC record</text:p>
            <text:p text:style-name="PBullet">▶  audit2why — explain denials</text:p>
            <text:p text:style-name="PBullet">▶  aureport — summary statistics</text:p>
            <text:p text:style-name="PBullet">▶  sealert — rich analysis</text:p>
            <text:p text:style-name="PBullet">▶  The systematic workflow</text:p>
            <text:p text:style-name="PBullet">▶  Logging permissive denials (don't miss them)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The audit subsystem</text:p>
          </draw:text-box>
        </draw:frame>
        <draw:frame draw:style-name="TransBox" svg:width="15.7350cm" svg:height="13.5500cm" svg:x="1.0000cm" svg:y="4.0000cm">
          <draw:text-box>
            <text:p text:style-name="PBullet">• Component: Role</text:p>
            <text:p text:style-name="PBullet">• auditd: Audit daemon — writes events to /var/log/audit/audit.log</text:p>
            <text:p text:style-name="PBullet">• ausearch: Query and filter audit events</text:p>
            <text:p text:style-name="PBullet">• aureport: Generate summary reports from audit log</text:p>
            <text:p text:style-name="PBullet">• audit2why: Explain AVC denials in plain language</text:p>
            <text:p text:style-name="PBullet">• audit2allow: Generate policy from denials (last resort)</text:p>
            <text:p text:style-name="PBullet">• sealert: Rich analysis with ranked fix suggestions</text:p>
          </draw:text-box>
        </draw:frame>
        <draw:frame draw:style-name="CodeBox" svg:width="15.7350cm" svg:height="13.5500cm" svg:x="17.1350cm" svg:y="4.0000cm">
          <draw:text-box>
            <text:p text:style-name="PCode"># Ensure auditd is running
sudo systemctl status auditd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ausearch — targeted queries</text:p>
          </draw:text-box>
        </draw:frame>
        <draw:frame draw:style-name="CodeBox" svg:width="31.8700cm" svg:height="13.5500cm" svg:x="1.0000cm" svg:y="4.0000cm">
          <draw:text-box>
            <text:p text:style-name="PCode"># Recent AVC denials (last 10 minutes)
sudo ausearch -m avc -ts recent

# Today's AVC denials
sudo ausearch -m avc -ts today

# AVC denials for a specific process
sudo ausearch -m avc -c httpd

# AVC denials for a specific user
sudo ausearch -m avc -ui alice

# AVC denials for a specific object (filename)
sudo ausearch -m avc -f index.html
… (6 more lines)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Read an AVC record</text:p>
          </draw:text-box>
        </draw:frame>
        <draw:frame draw:style-name="TransBox" svg:width="15.7350cm" svg:height="13.5500cm" svg:x="1.0000cm" svg:y="4.0000cm">
          <draw:text-box>
            <text:p text:style-name="PBullet">• Field: Value</text:p>
            <text:p text:style-name="PBullet">• denied { read }: read</text:p>
            <text:p text:style-name="PBullet">• comm: httpd</text:p>
            <text:p text:style-name="PBullet">• name: index.html</text:p>
            <text:p text:style-name="PBullet">• scontext: httpd_t</text:p>
            <text:p text:style-name="PBullet">• tcontext: user_home_t</text:p>
            <text:p text:style-name="PBullet">• tclass: file</text:p>
          </draw:text-box>
        </draw:frame>
        <draw:frame draw:style-name="CodeBox" svg:width="15.7350cm" svg:height="13.5500cm" svg:x="17.1350cm" svg:y="4.0000cm">
          <draw:text-box>
            <text:p text:style-name="PCode">type=AVC msg=audit(1708692000.123:456): avc:  denied  { read } for
  pid=1234 comm="httpd" name="index.html"
  dev="vda3" ino=1234567
  scontext=system_u:system_r:httpd_t:s0
  tcontext=user_u:object_r:user_home_t:s0
  tclass=file permissive=0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audit2why — explain denials</text:p>
          </draw:text-box>
        </draw:frame>
        <draw:frame draw:style-name="TransBox" svg:width="15.7350cm" svg:height="13.5500cm" svg:x="1.0000cm" svg:y="4.0000cm">
          <draw:text-box>
            <text:p text:style-name="PBullet">• audit2why will tell you:</text:p>
            <text:p text:style-name="PBullet">• What the denial means in plain language</text:p>
            <text:p text:style-name="PBullet">• Whether a boolean fix exists</text:p>
            <text:p text:style-name="PBullet">• Whether the target needs a different label</text:p>
          </draw:text-box>
        </draw:frame>
        <draw:frame draw:style-name="CodeBox" svg:width="15.7350cm" svg:height="13.5500cm" svg:x="17.1350cm" svg:y="4.0000cm">
          <draw:text-box>
            <text:p text:style-name="PCode"># Explain all recent denials
sudo ausearch -m avc -ts recent | sudo audit2why

# Explain denials for one process
sudo ausearch -m avc -c httpd | sudo audit2why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aureport — summary statistics</text:p>
          </draw:text-box>
        </draw:frame>
        <draw:frame draw:style-name="CodeBox" svg:width="31.8700cm" svg:height="13.5500cm" svg:x="1.0000cm" svg:y="4.0000cm">
          <draw:text-box>
            <text:p text:style-name="PCode"># Summary of all events
sudo aureport

# AVC denial summary
sudo aureport --avc

# Failed access summary
sudo aureport --failed

# Authentication events
sudo aureport --auth

# Summary for today
sudo aureport --start today --end now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sealert — rich analysis</text:p>
          </draw:text-box>
        </draw:frame>
        <draw:frame draw:style-name="TransBox" svg:width="15.7350cm" svg:height="13.5500cm" svg:x="1.0000cm" svg:y="4.0000cm">
          <draw:text-box>
            <text:p text:style-name="PBullet">• Requires setroubleshoot-server installed:</text:p>
            <text:p text:style-name="PBullet">• sealert output shows:</text:p>
            <text:p text:style-name="PBullet">• Description of the denial</text:p>
            <text:p text:style-name="PBullet">• Probability-ranked list of fixes</text:p>
            <text:p text:style-name="PBullet">• The exact command to run for each fix</text:p>
            <text:p text:style-name="PBullet">• Whether it is a known policy bug</text:p>
          </draw:text-box>
        </draw:frame>
        <draw:frame draw:style-name="CodeBox" svg:width="15.7350cm" svg:height="13.5500cm" svg:x="17.1350cm" svg:y="4.0000cm">
          <draw:text-box>
            <text:p text:style-name="PCode">sudo dnf install -y setroubleshoot-server

# Analyse the audit log
sudo sealert -a /var/log/audit/audit.log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The systematic workflow</text:p>
          </draw:text-box>
        </draw:frame>
        <draw:frame draw:style-name="CodeBox" svg:width="31.8700cm" svg:height="13.5500cm" svg:x="1.0000cm" svg:y="4.0000cm">
          <draw:text-box>
            <text:p text:style-name="PCode">1. Reproduce the problem
2. ausearch -m avc -ts recent  → identify the AVC
3. audit2why                   → understand the denial
4. Apply fix taxonomy (label/boolean/port/policy)
5. Re-test
6. ausearch -m avc -ts recent  → confirm no new denials
7. Document the fix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Logging permissive denials (don't miss them)</text:p>
          </draw:text-box>
        </draw:frame>
        <draw:frame draw:style-name="TransBox" svg:width="15.7350cm" svg:height="13.5500cm" svg:x="1.0000cm" svg:y="4.0000cm">
          <draw:text-box>
            <text:p text:style-name="PBullet">• Even in permissive mode, denials are logged with permissive=1.</text:p>
            <text:p text:style-name="PBullet">• This lets you audit what would be denied before switching to enforcing:</text:p>
          </draw:text-box>
        </draw:frame>
        <draw:frame draw:style-name="CodeBox" svg:width="15.7350cm" svg:height="13.5500cm" svg:x="17.1350cm" svg:y="4.0000cm">
          <draw:text-box>
            <text:p text:style-name="PCode">sudo setenforce 0            # permissive (temporary)
# reproduce the problem
sudo ausearch -m avc -ts recent   # see permissive denials
sudo setenforce 1            # back to enforcing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Summary — Audit Workflow — ausearch, sealert, audit2why</text:p>
          </draw:text-box>
        </draw:frame>
        <draw:frame draw:style-name="TransBox" svg:width="31.8700cm" svg:height="13.5500cm" svg:x="1.0000cm" svg:y="4.0000cm">
          <draw:text-box>
            <text:p text:style-name="PBullet">✓  The audit subsystem: Component: Role</text:p>
            <text:p text:style-name="PBullet">✓  ausearch — targeted queries</text:p>
            <text:p text:style-name="PBullet">✓  Read an AVC record: Field: Value</text:p>
            <text:p text:style-name="PBullet">✓  audit2why — explain denials: audit2why will tell you:</text:p>
            <text:p text:style-name="PBullet">✓  aureport — summary statistics</text:p>
            <text:p text:style-name="PBullet">✓  sealert — rich analysis: Requires setroubleshoot-server installed:</text:p>
            <text:p text:style-name="PBullet">✓  The systematic workflow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</office:presentation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font-face-decls>
    <style:font-face style:name="Liberation Sans" svg:font-family="Liberation Sans"/>
    <style:font-face style:name="Liberation Mono" svg:font-family="Liberation Mono"/>
  </office:font-face-decls>
  <office:styles/>
  <office:automatic-styles>
    <style:page-layout style:name="WS169">
      <style:page-layout-properties fo:page-width="33.87cm" fo:page-height="19.05cm" style:print-orientation="landscape" fo:margin-top="0cm" fo:margin-bottom="0cm" fo:margin-left="0cm" fo:margin-right="0cm"/>
    </style:page-layout>
  </office:automatic-styles>
  <office:master-styles>
    <style:master-page style:name="RHEL" style:page-layout-name="WS169" style:display-name="RHEL"/>
  </office:master-styles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meta>
    <meta:generator>ODFPY/1.4.1</meta:generator>
  </office:meta>
</office:document-meta>
</file>